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Courier New" style:font-name-asian="Courier New" style:font-name-complex="Courier New" fo:font-weight="bold" style:font-weight-asian="bold" style:use-window-font-color="true" fo:font-size="11pt" style:font-size-asian="11pt"/>
    </style:style>
    <style:style style:name="P2" style:parent-style-name="Standard" style:family="paragraph">
      <style:text-properties style:font-name-asian="Calibri" style:font-name-complex="Calibri" style:use-window-font-color="true" fo:font-size="11pt" style:font-size-asian="11pt"/>
    </style:style>
    <style:style style:name="P3" style:parent-style-name="Standard" style:family="paragraph">
      <style:text-properties style:font-name="Courier New" style:font-name-asian="Courier New" style:font-name-complex="Courier New" style:use-window-font-color="true" fo:font-size="11pt" style:font-size-asian="11pt"/>
    </style:style>
    <style:style style:name="P4" style:parent-style-name="Standard" style:family="paragraph">
      <style:text-properties style:font-name-asian="Calibri" style:font-name-complex="Calibri" style:use-window-font-color="true" fo:font-size="11pt" style:font-size-asian="11pt"/>
    </style:style>
    <style:style style:name="P5" style:parent-style-name="Standard" style:family="paragraph">
      <style:text-properties style:font-name="Courier New" style:font-name-asian="Courier New" style:font-name-complex="Courier New" style:use-window-font-color="true" fo:font-size="11pt" style:font-size-asian="11pt"/>
    </style:style>
    <style:style style:name="P6"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7"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8"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9"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0"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1"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2"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13" style:parent-style-name="Standard" style:family="paragraph">
      <style:text-properties style:font-name="Courier New" style:font-name-asian="Courier New" style:font-name-complex="Courier New" style:use-window-font-color="true" fo:font-size="11pt" style:font-size-asian="11pt"/>
    </style:style>
    <style:style style:name="P14" style:parent-style-name="Standard" style:family="paragraph">
      <style:text-properties style:font-name-asian="Calibri" style:font-name-complex="Calibri" style:use-window-font-color="true" fo:font-size="11pt" style:font-size-asian="11pt"/>
    </style:style>
    <style:style style:name="P15" style:parent-style-name="Standard" style:family="paragraph">
      <style:text-properties style:font-name="Courier New" style:font-name-asian="Courier New" style:font-name-complex="Courier New" fo:font-weight="bold" style:font-weight-asian="bold" style:use-window-font-color="true" fo:font-size="11pt" style:font-size-asian="11pt"/>
    </style:style>
    <style:style style:name="P16" style:parent-style-name="Standard" style:family="paragraph">
      <style:text-properties style:font-name-asian="Calibri" style:font-name-complex="Calibri" style:use-window-font-color="true" fo:font-size="11pt" style:font-size-asian="11pt"/>
    </style:style>
    <style:style style:name="P17"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8"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19"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20"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21"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22"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23"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24"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25"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26"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27"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28"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29"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30"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31"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32"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33"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34"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35"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36"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37" style:parent-style-name="Standard" style:family="paragraph">
      <style:paragraph-properties fo:margin-left="0.5in">
        <style:tab-stops/>
      </style:paragraph-properties>
    </style:style>
    <style:style style:name="T38" style:parent-style-name="DefaultParagraphFont" style:family="text">
      <style:text-properties style:font-name="Courier New" style:font-name-asian="Courier New" style:font-name-complex="Courier New" style:use-window-font-color="true" fo:font-size="11pt" style:font-size-asian="11pt"/>
    </style:style>
    <style:style style:name="T39" style:parent-style-name="DefaultParagraphFont" style:family="text">
      <style:text-properties style:font-name="Courier New" style:font-name-asian="Courier New" style:font-name-complex="Courier New" fo:color="#0000FF" fo:font-size="11pt" style:font-size-asian="11pt" style:text-underline-type="single" style:text-underline-style="solid" style:text-underline-width="auto" style:text-underline-mode="continuous"/>
    </style:style>
    <style:style style:name="T40" style:parent-style-name="DefaultParagraphFont" style:family="text">
      <style:text-properties style:font-name="Courier New" style:font-name-asian="Courier New" style:font-name-complex="Courier New" style:use-window-font-color="true" fo:font-size="11pt" style:font-size-asian="11pt"/>
    </style:style>
    <style:style style:name="T41" style:parent-style-name="DefaultParagraphFont" style:family="text">
      <style:text-properties style:font-name="Courier New" style:font-name-asian="Courier New" style:font-name-complex="Courier New" style:use-window-font-color="true" fo:font-size="11pt" style:font-size-asian="11pt"/>
    </style:style>
    <style:style style:name="P42"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43"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44"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45"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46"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47"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48"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49"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50"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51"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52"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53"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54"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55"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56"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57" style:parent-style-name="Standard" style:family="paragraph">
      <style:text-properties style:font-name-asian="Calibri" style:font-name-complex="Calibri" style:use-window-font-color="true" fo:font-size="11pt" style:font-size-asian="11pt"/>
    </style:style>
    <style:style style:name="P58" style:parent-style-name="Standard" style:family="paragraph">
      <style:text-properties style:font-name="Courier New" style:font-name-asian="Courier New" style:font-name-complex="Courier New" fo:font-weight="bold" style:font-weight-asian="bold" style:use-window-font-color="true" fo:font-size="11pt" style:font-size-asian="11pt"/>
    </style:style>
    <style:style style:name="P59" style:parent-style-name="Standard" style:family="paragraph">
      <style:text-properties style:font-name-asian="Calibri" style:font-name-complex="Calibri" style:use-window-font-color="true" fo:font-size="11pt" style:font-size-asian="11pt"/>
    </style:style>
    <style:style style:name="P60"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61"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62"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63"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64"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65"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66"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67"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68"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69"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70"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71"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72"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73"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74"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75"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76"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77"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78"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79"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80"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81"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82" style:parent-style-name="Standard" style:family="paragraph">
      <style:text-properties style:font-name="Courier New" style:font-name-asian="Courier New" style:font-name-complex="Courier New" fo:font-weight="bold" style:font-weight-asian="bold" style:use-window-font-color="true" fo:font-size="11pt" style:font-size-asian="11pt"/>
    </style:style>
    <style:style style:name="P83" style:parent-style-name="Standard" style:family="paragraph">
      <style:text-properties style:font-name="Courier New" style:font-name-asian="Courier New" style:font-name-complex="Courier New" fo:font-weight="bold" style:font-weight-asian="bold" style:use-window-font-color="true" fo:font-size="11pt" style:font-size-asian="11pt"/>
    </style:style>
    <style:style style:name="P84"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85" style:parent-style-name="Standard" style:family="paragraph">
      <style:text-properties style:font-name-asian="Calibri" style:font-name-complex="Calibri" style:use-window-font-color="true" fo:font-size="11pt" style:font-size-asian="11pt"/>
    </style:style>
    <style:style style:name="P86" style:parent-style-name="Standard" style:family="paragraph">
      <style:text-properties style:font-name="Courier New" style:font-name-asian="Courier New" style:font-name-complex="Courier New" fo:font-weight="bold" style:font-weight-asian="bold" style:use-window-font-color="true" fo:font-size="11pt" style:font-size-asian="11pt"/>
    </style:style>
    <style:style style:name="P87"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88" style:parent-style-name="Standard" style:family="paragraph">
      <style:paragraph-properties fo:line-height="115%" fo:margin-left="0.5in">
        <style:tab-stops>
          <style:tab-stop style:type="left" style:position="0in"/>
        </style:tab-stops>
      </style:paragraph-properties>
      <style:text-properties style:font-name="Courier New" style:font-name-asian="Courier New" style:font-name-complex="Courier New" fo:color="#00000A" fo:font-size="11pt" style:font-size-asian="11pt"/>
    </style:style>
    <style:style style:name="P89" style:parent-style-name="Standard" style:family="paragraph">
      <style:paragraph-properties fo:line-height="115%" fo:margin-left="0.5in">
        <style:tab-stops>
          <style:tab-stop style:type="left" style:position="0in"/>
        </style:tab-stops>
      </style:paragraph-properties>
      <style:text-properties style:font-name-asian="Calibri" style:font-name-complex="Calibri" style:use-window-font-color="true" fo:font-size="11pt" style:font-size-asian="11pt"/>
    </style:style>
    <style:style style:name="P90" style:parent-style-name="Standard" style:family="paragraph">
      <style:paragraph-properties fo:line-height="115%" fo:margin-left="0.5in">
        <style:tab-stops>
          <style:tab-stop style:type="left" style:position="0in"/>
        </style:tab-stops>
      </style:paragraph-properties>
      <style:text-properties style:font-name="Courier New" style:font-name-asian="Courier New" style:font-name-complex="Courier New" fo:color="#00000A" fo:font-size="11pt" style:font-size-asian="11pt"/>
    </style:style>
    <style:style style:name="P91" style:parent-style-name="Standard" style:family="paragraph">
      <style:paragraph-properties fo:line-height="115%" fo:margin-left="0.5in">
        <style:tab-stops>
          <style:tab-stop style:type="left" style:position="0in"/>
        </style:tab-stops>
      </style:paragraph-properties>
      <style:text-properties style:font-name-asian="Calibri" style:font-name-complex="Calibri" style:use-window-font-color="true" fo:font-size="11pt" style:font-size-asian="11pt"/>
    </style:style>
    <style:style style:name="P92" style:parent-style-name="Standard" style:family="paragraph">
      <style:paragraph-properties fo:line-height="115%" fo:margin-left="0.5in">
        <style:tab-stops>
          <style:tab-stop style:type="left" style:position="0in"/>
        </style:tab-stops>
      </style:paragraph-properties>
      <style:text-properties style:font-name="Courier New" style:font-name-asian="Courier New" style:font-name-complex="Courier New" fo:color="#00000A" fo:font-size="11pt" style:font-size-asian="11pt"/>
    </style:style>
    <style:style style:name="P93" style:parent-style-name="Standard" style:family="paragraph">
      <style:paragraph-properties fo:line-height="115%" fo:margin-left="0.5in">
        <style:tab-stops>
          <style:tab-stop style:type="left" style:position="0in"/>
        </style:tab-stops>
      </style:paragraph-properties>
      <style:text-properties style:font-name-asian="Calibri" style:font-name-complex="Calibri" style:use-window-font-color="true" fo:font-size="11pt" style:font-size-asian="11pt"/>
    </style:style>
    <style:style style:name="P94" style:parent-style-name="Standard" style:family="paragraph">
      <style:paragraph-properties fo:line-height="115%" fo:margin-left="0.5in">
        <style:tab-stops>
          <style:tab-stop style:type="left" style:position="0in"/>
        </style:tab-stops>
      </style:paragraph-properties>
      <style:text-properties style:font-name="Courier New" style:font-name-asian="Courier New" style:font-name-complex="Courier New" fo:color="#00000A" fo:font-size="11pt" style:font-size-asian="11pt"/>
    </style:style>
    <style:style style:name="P95" style:parent-style-name="Standard" style:family="paragraph">
      <style:paragraph-properties fo:line-height="115%" fo:margin-left="0.5in">
        <style:tab-stops>
          <style:tab-stop style:type="left" style:position="0in"/>
        </style:tab-stops>
      </style:paragraph-properties>
      <style:text-properties style:font-name-asian="Calibri" style:font-name-complex="Calibri" style:use-window-font-color="true" fo:font-size="11pt" style:font-size-asian="11pt"/>
    </style:style>
    <style:style style:name="P96" style:parent-style-name="Standard" style:family="paragraph">
      <style:paragraph-properties fo:line-height="115%" fo:margin-left="0.5in">
        <style:tab-stops>
          <style:tab-stop style:type="left" style:position="0in"/>
        </style:tab-stops>
      </style:paragraph-properties>
      <style:text-properties style:font-name="Courier New" style:font-name-asian="Courier New" style:font-name-complex="Courier New" fo:color="#00000A" fo:font-size="11pt" style:font-size-asian="11pt"/>
    </style:style>
    <style:style style:name="P97" style:parent-style-name="Standard" style:family="paragraph">
      <style:paragraph-properties fo:line-height="115%" fo:margin-left="0.5in">
        <style:tab-stops>
          <style:tab-stop style:type="left" style:position="0in"/>
        </style:tab-stops>
      </style:paragraph-properties>
      <style:text-properties style:font-name-asian="Calibri" style:font-name-complex="Calibri" style:use-window-font-color="true" fo:font-size="11pt" style:font-size-asian="11pt"/>
    </style:style>
    <style:style style:name="P98" style:parent-style-name="Standard" style:family="paragraph">
      <style:paragraph-properties fo:line-height="115%" fo:margin-left="0.5in">
        <style:tab-stops>
          <style:tab-stop style:type="left" style:position="0in"/>
        </style:tab-stops>
      </style:paragraph-properties>
      <style:text-properties style:font-name="Courier New" style:font-name-asian="Courier New" style:font-name-complex="Courier New" fo:color="#00000A" fo:font-size="11pt" style:font-size-asian="11pt"/>
    </style:style>
    <style:style style:name="P99" style:parent-style-name="Standard" style:family="paragraph">
      <style:paragraph-properties fo:line-height="115%" fo:margin-left="0.5in">
        <style:tab-stops>
          <style:tab-stop style:type="left" style:position="0in"/>
        </style:tab-stops>
      </style:paragraph-properties>
      <style:text-properties style:font-name="Courier New" style:font-name-asian="Courier New" style:font-name-complex="Courier New" fo:color="#00000A" fo:font-size="11pt" style:font-size-asian="11pt"/>
    </style:style>
    <style:style style:name="P100" style:parent-style-name="Standard" style:family="paragraph">
      <style:paragraph-properties fo:line-height="115%" fo:margin-left="0.5in">
        <style:tab-stops>
          <style:tab-stop style:type="left" style:position="0in"/>
        </style:tab-stops>
      </style:paragraph-properties>
      <style:text-properties style:font-name="Courier New" style:font-name-asian="Courier New" style:font-name-complex="Courier New" fo:color="#00000A" fo:font-size="11pt" style:font-size-asian="11pt"/>
    </style:style>
    <style:style style:name="P101" style:parent-style-name="Standard" style:family="paragraph">
      <style:paragraph-properties fo:line-height="115%" fo:margin-left="0.5in">
        <style:tab-stops>
          <style:tab-stop style:type="left" style:position="0in"/>
        </style:tab-stops>
      </style:paragraph-properties>
      <style:text-properties style:font-name="Courier New" style:font-name-asian="Courier New" style:font-name-complex="Courier New" fo:color="#00000A" fo:font-size="11pt" style:font-size-asian="11pt"/>
    </style:style>
    <style:style style:name="P102" style:parent-style-name="Standard" style:family="paragraph">
      <style:paragraph-properties fo:line-height="115%" fo:margin-left="0.5in">
        <style:tab-stops>
          <style:tab-stop style:type="left" style:position="0in"/>
        </style:tab-stops>
      </style:paragraph-properties>
      <style:text-properties style:font-name="Courier New" style:font-name-asian="Courier New" style:font-name-complex="Courier New" fo:color="#00000A" fo:font-size="11pt" style:font-size-asian="11pt"/>
    </style:style>
    <style:style style:name="P103" style:parent-style-name="Standard" style:family="paragraph">
      <style:paragraph-properties fo:line-height="115%" fo:margin-left="0.5in">
        <style:tab-stops>
          <style:tab-stop style:type="left" style:position="0in"/>
        </style:tab-stops>
      </style:paragraph-properties>
      <style:text-properties style:font-name-asian="Calibri" style:font-name-complex="Calibri" style:use-window-font-color="true" fo:font-size="11pt" style:font-size-asian="11pt"/>
    </style:style>
    <style:style style:name="P104" style:parent-style-name="Standard" style:family="paragraph">
      <style:paragraph-properties fo:line-height="115%">
        <style:tab-stops>
          <style:tab-stop style:type="left" style:position="0.5in"/>
        </style:tab-stops>
      </style:paragraph-properties>
      <style:text-properties style:font-name="Courier New" style:font-name-asian="Courier New" style:font-name-complex="Courier New" fo:font-weight="bold" style:font-weight-asian="bold" fo:color="#00000A" fo:font-size="11pt" style:font-size-asian="11pt"/>
    </style:style>
    <style:style style:name="P105" style:parent-style-name="Standard" style:family="paragraph">
      <style:paragraph-properties fo:line-height="115%">
        <style:tab-stops>
          <style:tab-stop style:type="left" style:position="0.5in"/>
        </style:tab-stops>
      </style:paragraph-properties>
      <style:text-properties style:font-name-asian="Calibri" style:font-name-complex="Calibri" style:use-window-font-color="true" fo:font-size="11pt" style:font-size-asian="11pt"/>
    </style:style>
    <style:style style:name="P106"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07"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08"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09"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10"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11"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12"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13"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14"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15"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16"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17"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18"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19"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20" style:parent-style-name="Standard" style:family="paragraph">
      <style:paragraph-properties fo:margin-left="0.5in">
        <style:tab-stops/>
      </style:paragraph-properties>
      <style:text-properties style:font-name="Courier New" style:font-name-asian="Courier New" style:font-name-complex="Courier New" style:use-window-font-color="true" fo:font-size="11pt" style:font-size-asian="11pt"/>
    </style:style>
    <style:style style:name="P121" style:parent-style-name="Standard" style:family="paragraph">
      <style:paragraph-properties fo:line-height="115%" fo:margin-left="0.5in">
        <style:tab-stops>
          <style:tab-stop style:type="left" style:position="0in"/>
        </style:tab-stops>
      </style:paragraph-properties>
      <style:text-properties style:font-name-asian="Calibri" style:font-name-complex="Calibri" style:use-window-font-color="true" fo:font-size="11pt" style:font-size-asian="11pt"/>
    </style:style>
    <style:style style:name="P122"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123"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124"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125"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126"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127"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style:style style:name="P128" style:parent-style-name="Standard" style:family="paragraph">
      <style:text-properties style:font-name-asian="Calibri" style:font-name-complex="Calibri" style:use-window-font-color="true" fo:font-size="11pt" style:font-size-asian="11pt"/>
    </style:style>
    <style:style style:name="P129" style:parent-style-name="Standard" style:family="paragraph">
      <style:text-properties style:font-name-asian="Calibri" style:font-name-complex="Calibri" style:use-window-font-color="true" fo:font-size="11pt" style:font-size-asian="11pt"/>
    </style:style>
    <style:style style:name="P130" style:parent-style-name="Standard" style:family="paragraph">
      <style:text-properties style:font-name-asian="Calibri" style:font-name-complex="Calibri" style:use-window-font-color="true" fo:font-size="11pt" style:font-size-asian="11pt"/>
    </style:style>
    <style:style style:name="P131" style:parent-style-name="Standard" style:family="paragraph">
      <style:paragraph-properties fo:margin-left="0.5in">
        <style:tab-stops/>
      </style:paragraph-properties>
      <style:text-properties style:font-name-asian="Calibri" style:font-name-complex="Calibri" style:use-window-font-color="true" fo:font-size="11pt" style:font-size-asian="11pt"/>
    </style:style>
  </office:automatic-styles>
  <office:body>
    <office:text text:use-soft-page-breaks="true">
      <text:p text:style-name="P1">Micronet: Micro Cognitive Radio Network Testbed</text:p>
      <text:p text:style-name="P2"/>
      <text:p text:style-name="P3">Micronet is a low cost, compact, and portable testbed intended to be used for education, experimentation, and demonstration of<text:s/>cognitive radio networks. It utilizes many existing tools and software packages along with a few that were developed to suit the specific needs of the testbed.<text:s/></text:p>
      <text:p text:style-name="P4"/>
      <text:p text:style-name="P5">The documentation below includes details on the following topics:</text:p>
      <text:p text:style-name="P6"/>
      <text:p text:style-name="P7">1) Building software for Micronet</text:p>
      <text:p text:style-name="P8">2) Running included demonstrations</text:p>
      <text:p text:style-name="P9">3) Developing demonstrations using PiTx/PiRx</text:p>
      <text:p text:style-name="P10">4) Troubleshooting likely issues</text:p>
      <text:p text:style-name="P11">5) Tx/Rx operating parameters</text:p>
      <text:p text:style-name="P12"/>
      <text:p text:style-name="P13">Other documentation included in this repository includes two papers; one that was written during the earlier stages of development<text:s/>(before the raspberry pi’s transmission capabilities had been implemented), and another that gives more details on how the transmitter and receiver work.</text:p>
      <text:p text:style-name="P14"/>
      <text:p text:style-name="P15">Building software for Micronet:</text:p>
      <text:p text:style-name="P16"/>
      <text:p text:style-name="P17">1) PiTx: Run the following in the &lt;Micronet/PiTx&gt; directory.</text:p>
      <text:p text:style-name="P18"/>
      <text:p text:style-name="P19">$ make</text:p>
      <text:p text:style-name="P20"/>
      <text:p text:style-name="P21">2) PiRx: From the &lt;Micronet/PiRx&gt;<text:s/>directory</text:p>
      <text:p text:style-name="P22"/>
      <text:p text:style-name="P23">$ cp -r ./gr-RPi_Rx &lt;local gnuradio root&gt;/</text:p>
      <text:p text:style-name="P24">$ cd &lt;local gnuradio dir&gt;/gr-RPi_Rx/build</text:p>
      <text:p text:style-name="P25">$ cmake ../</text:p>
      <text:p text:style-name="P26"/>
      <text:p text:style-name="P27">There may or may not be an error after running cmake that is generated due to a mismatch in directories. If so, edit the CMakeCache.txt file in the /gr-custom directory as suggested by the error description, replacing all instances of the directory that is mentioned</text:p>
      <text:p text:style-name="P28"/>
      <text:p text:style-name="P29">$ make</text:p>
      <text:p text:style-name="P30">$ sudo make install</text:p>
      <text:p text:style-name="P31">$ sudo ldconfig</text:p>
      <text:p text:style-name="P32"/>
      <text:p text:style-name="P33">Make sure to reload blocks if GRC is already running.</text:p>
      <text:p text:style-name="P34"/>
      <text:p text:style-name="P35">3) GNU Radio: Run the following from the desired install directory.</text:p>
      <text:p text:style-name="P36"/>
      <text:p text:style-name="P37"><text:span text:style-name="T38">$ wget<text:s/></text:span><text:a xlink:href="http://www.sbrac.org/files/build-gnuradio" office:target-frame-name="_top" xlink:show="replace"><text:span text:style-name="T39">http://www.sbrac.org/files/build-gnuradio</text:span></text:a><text:span text:style-name="T40"><text:s/>&amp;&amp; chmod a+x ./build-gnuradio &amp;&amp;</text:span><text:span text:style-name="T41"><text:s/>./build-gnuradio</text:span></text:p>
      <text:p text:style-name="P42"/>
      <text:p text:style-name="P43">4) RTL-SDR Driver: (Raspberry Pi) Run the following in the desired install directory.</text:p>
      <text:p text:style-name="P44"/>
      <text:p text:style-name="P45">$ git clone git://git.osmocom.org/rtl-sdr.git</text:p>
      <text:p text:style-name="P46">$ mkdir rtl-sdr/build</text:p>
      <text:soft-page-break/>
      <text:p text:style-name="P47">$ cd rtl-sdr/build</text:p>
      <text:p text:style-name="P48">$ cmake ../</text:p>
      <text:p text:style-name="P49">$ make</text:p>
      <text:p text:style-name="P50">$ sudo make install</text:p>
      <text:p text:style-name="P51">$ sudo ldconfig</text:p>
      <text:p text:style-name="P52">$ sudo cp ../rtl-sdr.rules /etc/udev/rules.d/</text:p>
      <text:p text:style-name="P53"/>
      <text:p text:style-name="P54">Also you should blacklist the driver otherwise it will cause errors saying that it is "in use" when it is not. Add the following line to /etc/modprobe.d/blacklist.conf.</text:p>
      <text:p text:style-name="P55"/>
      <text:p text:style-name="P56">blacklist dvb_usb_rtl28xxu</text:p>
      <text:p text:style-name="P57"/>
      <text:p text:style-name="P58">Running included<text:s/>demonstrations:</text:p>
      <text:p text:style-name="P59"/>
      <text:p text:style-name="P60">1) Dynamic spectrum access:</text:p>
      <text:p text:style-name="P61"/>
      <text:p text:style-name="P62">$ python &lt;Micronet Dir&gt;/DSA.py</text:p>
      <text:p text:style-name="P63"/>
      <text:p text:style-name="P64">2) Tranfering text files:</text:p>
      <text:p text:style-name="P65"/>
      <text:p text:style-name="P66">Start the receiver by running the FSK_Rx.grc flowgraph. Set the device address of the Osmocom source block to match the rtl being used, whether it is connected directly to the computer via USB or by a TCP link to a RPi.</text:p>
      <text:p text:style-name="P67"/>
      <text:p text:style-name="P68">Start the transmitter by running the following from ./PiTx:</text:p>
      <text:p text:style-name="P69"/>
      <text:p text:style-name="P70">$ sudo ./PiTx -F</text:p>
      <text:p text:style-name="P71"/>
      <text:p text:style-name="P72">3) Instant messaging application:</text:p>
      <text:p text:style-name="P73"/>
      <text:p text:style-name="P74">This application uses two separate computers each with their own<text:s/>raspberry pi transceiver node. For this to work properly, you will need to enable the raspberry pi as a transceiver by launching the rtl_tcp and the PiTx_tcp programs on the raspberry pi. You can then launch the RPi_IM.py script which is a gnuradio application that provides a bridge for the information bits transmitted and received by the raspberry pi to other processes running on the PC. Finally, you can launch the application itself, by running IM_application.py. A GUI will start that will allow the computers to send messages back and forth.</text:p>
      <text:p text:style-name="P75"/>
      <text:p text:style-name="P76">You also need a way of differentiating between the two nodes. Otherwise you will also receive what you transmit. This can be done by modifying the address of the raspberry pi or by using different frequencies for each<text:s/>link. These parameters will need to be modified in the IM_application.py file and/or when running PiTx_tcp.</text:p>
      <text:p text:style-name="P77"/>
      <text:p text:style-name="P78">4) Spectrum sensing:</text:p>
      <text:p text:style-name="P79"/>
      <text:p text:style-name="P80">A python script was written to enable wide bandwidth spectrum sensing using the rtl2832u. It can cover any band that the rtl2832u can tune<text:s/><text:soft-page-break/>to. Just run RTL_Scan.py after modifying the parameters of the script to meet your needs. Note that this spectrum sensing is broken up into pieces, so there is no guarantee of spotting intermittent signals.</text:p>
      <text:p text:style-name="P81"/>
      <text:p text:style-name="P82">Developing demonstrations using PiTx/PiRx:</text:p>
      <text:p text:style-name="P83"/>
      <text:p text:style-name="P84">PiTx can either be controlled locally (by the Raspberry Pi) or remotely by another computer. PiRx on the other hand, requires another computer in order to run the GNU Radio flowgraph that demodulates the waveform. The instant messaging application is a good example of how one might interface with these processes.</text:p>
      <text:p text:style-name="P85"/>
      <text:p text:style-name="P86">Troubleshooting Likely Issues:</text:p>
      <text:p text:style-name="P87"/>
      <text:p text:style-name="P88">1) Busy<text:s/>rtlsdr driver:</text:p>
      <text:p text:style-name="P89"/>
      <text:p text:style-name="P90">Sometimes the raspberry pi may throw an error stating that the rtl driver is already in use and will not allow you to run a program, even if you are not currently running anything or have not run anything yet. In this case you just need to<text:s/>release the driver with:</text:p>
      <text:p text:style-name="P91"/>
      <text:p text:style-name="P92">$ sudo rmmod dvb_usb_rtl28xxu</text:p>
      <text:p text:style-name="P93"/>
      <text:p text:style-name="P94">2) Invalid data from receiver:</text:p>
      <text:p text:style-name="P95"/>
      <text:p text:style-name="P96">The first thing to check when the received data is incorrect is that all of the operating parameters for the receiver match those of the transmitter (This can happen rather easily if you modify them from their defaults).</text:p>
      <text:p text:style-name="P97"/>
      <text:p text:style-name="P98">If the operating parameters are identical then another thing to check is whether or not the radios are two far apart. With the original antenna (16 cm wire) the range was pretty reasonable, with shorter antenna used to comply with FCC regulations the range was significantly decreased.</text:p>
      <text:p text:style-name="P99"/>
      <text:p text:style-name="P100">3) Receiver crashes or gets hung up:</text:p>
      <text:p text:style-name="P101"/>
      <text:p text:style-name="P102">The GRC receiver is rather computationally expensive at faster symbol rates. If the receiver is crashing, check your CPU usage and if it is saturated then reduce the symbol rate.</text:p>
      <text:p text:style-name="P103"/>
      <text:p text:style-name="P104">Tx/Rx Operating Parameters:</text:p>
      <text:p text:style-name="P105"/>
      <text:p text:style-name="P106">1) RTL Sample Rate:</text:p>
      <text:p text:style-name="P107"/>
      <text:p text:style-name="P108">The rtl sample rate should be the result of some integer division of its reference frequency, 28.8 MHz. So 2.4/1.2 MHz works well for instance.</text:p>
      <text:p text:style-name="P109"/>
      <text:p text:style-name="P110">2)<text:s/>Decimation:</text:p>
      <text:p text:style-name="P111"/>
      <text:p text:style-name="P112">Decimation is not necessary for the receiver to work properly, but it will reduce the load on the CPU.</text:p>
      <text:p text:style-name="P113"/>
      <text:p text:style-name="P114">3) Samples Per Symbol:</text:p>
      <text:p text:style-name="P115"/>
      <text:p text:style-name="P116">The number of samples per symbol needs to be equal to the RTL's sample rate divided by any decimation in the signal<text:s/>chain. In general the sampling point for each symbol will be more accurate the larger the number of samples per symbol because there is a greater probability that it will detect a rising edge more quickly. The absolute minimum samples per symbol should be<text:s/>3.</text:p>
      <text:p text:style-name="P117"/>
      <text:p text:style-name="P118">4) Filtering:</text:p>
      <text:p text:style-name="P119"/>
      <text:p text:style-name="P120">Any low pass filters need to have a passband that extends at least to one half the frequency spacing (carrier to carrier) plus one half the data rate.</text:p>
      <text:p text:style-name="P121"/>
      <text:p text:style-name="P122"/>
      <text:p text:style-name="P123"/>
      <text:p text:style-name="P124"/>
      <text:p text:style-name="P125"/>
      <text:p text:style-name="P126"/>
      <text:p text:style-name="P127"/>
      <text:p text:style-name="P128"/>
      <text:p text:style-name="P129"/>
      <text:p text:style-name="P130"/>
      <text:p text:style-name="P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ric</dc:creator>
    <meta:creation-date>2014-09-13T18:47:00Z</meta:creation-date>
    <dc:date>2014-09-13T19:21:00Z</dc:date>
    <meta:template xlink:href="Normal.dotm" xlink:type="simple"/>
    <meta:editing-cycles>4</meta:editing-cycles>
    <meta:editing-duration>PT1620S</meta:editing-duration>
    <meta:document-statistic meta:page-count="4" meta:paragraph-count="12" meta:word-count="942" meta:character-count="6305" meta:row-count="44" meta:non-whitespace-character-count="5375"/>
  </office:meta>
</office:document-meta>
</file>